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 fo:font-style="normal" fo:font-weight="bold" loext:padding="0cm" loext:border="none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Text_20_body">
      <style:text-properties fo:color="#d7d7d7" loext:opacity="100%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7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0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1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text-properties fo:color="#000000" loext:opacity="100%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inherit"/>
    </style:style>
    <style:style style:name="T3" style:family="text">
      <style:text-properties style:font-name="inherit" fo:font-style="italic"/>
    </style:style>
    <style:style style:name="T4" style:family="text">
      <style:text-properties style:font-name="inherit" fo:font-style="italic" loext:padding="0cm" loext:border="none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8" style:family="text">
      <style:text-properties fo:font-variant="normal" fo:text-transform="none" fo:color="#d7d7d7" loext:opacity="100%" style:font-name="Open Sans" fo:font-size="14.3999996185303pt" fo:letter-spacing="normal" fo:font-style="normal" fo:font-weight="bold"/>
    </style:style>
    <style:style style:name="T9" style:family="text">
      <style:text-properties fo:font-variant="normal" fo:text-transform="none" style:font-name="Open Sans" fo:font-size="14.3999996185303pt" fo:letter-spacing="normal" fo:font-style="normal" fo:font-weight="bold"/>
    </style:style>
    <style:style style:name="T10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1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2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PL Ticket Rush</text:h>
      <text:p text:style-name="P13"><text:line-break/><text:span text:style-name="T9">Problem</text:span></text:p>
      <text:p text:style-name="P6">DAIICT college students want to attend an IPL match.</text:p>
      <text:p text:style-name="P8">A total of <draw:frame draw:style-name="fr1" draw:name="Quadro1" text:anchor-type="char" svg:width="0.041cm" draw:z-index="0"><draw:text-box fo:min-height="0.041cm"><text:p text:style-name="P5">�</text:p></draw:text-box></draw:frame><text:span text:style-name="T4">N</text:span> students from the college want to go while only <draw:frame draw:style-name="fr1" draw:name="Quadro2" text:anchor-type="char" svg:width="0.041cm" draw:z-index="1"><draw:text-box fo:min-height="0.041cm"><text:p text:style-name="P5">�</text:p></draw:text-box></draw:frame><text:span text:style-name="T4">M</text:span> tickets are available for the match.</text:p>
      <text:p text:style-name="P7">Determine how many students won't be able to book tickets.</text:p>
      <text:h text:style-name="P2" text:outline-level="3">Input Format</text:h>
      <text:list xml:id="list2960809725" text:style-name="L1">
        <text:list-item>
          <text:p text:style-name="P10">The first line of input will contain a single integer <draw:frame draw:style-name="fr1" draw:name="Quadro3" text:anchor-type="char" svg:width="0.041cm" draw:z-index="2"><draw:text-box fo:min-height="0.041cm"><text:p text:style-name="P5">�</text:p></draw:text-box></draw:frame><text:span text:style-name="T1">T</text:span>, denoting the number of test cases.</text:p>
        </text:list-item>
        <text:list-item>
          <text:p text:style-name="P10">Each test case consists of two space-separated integers <draw:frame draw:style-name="fr1" draw:name="Quadro4" text:anchor-type="char" svg:width="0.041cm" draw:z-index="3"><draw:text-box fo:min-height="0.041cm"><text:p text:style-name="P5">�</text:p></draw:text-box></draw:frame><text:span text:style-name="T1">N</text:span> and <draw:frame draw:style-name="fr1" draw:name="Quadro5" text:anchor-type="char" svg:width="0.041cm" draw:z-index="4"><draw:text-box fo:min-height="0.041cm"><text:p text:style-name="P5">�</text:p></draw:text-box></draw:frame><text:span text:style-name="T1">M</text:span> — the number of students wants to go and the total number of tickets available, respectively.</text:p>
        </text:list-item>
      </text:list>
      <text:h text:style-name="P2" text:outline-level="3">Output Format</text:h>
      <text:p text:style-name="P6">For each test case, output on a new line the number of students who won't be able to book tickets.</text:p>
      <text:h text:style-name="P2" text:outline-level="3">Constraints</text:h>
      <text:list xml:id="list1852861531" text:style-name="L2">
        <text:list-item>
          <text:p text:style-name="P11"><draw:frame draw:style-name="fr1" draw:name="Quadro6" text:anchor-type="char" svg:width="0.041cm" draw:z-index="5"><draw:text-box fo:min-height="0.041cm"><text:p text:style-name="P5">1≤�≤1000</text:p></draw:text-box></draw:frame>1≤<text:span text:style-name="T3">T</text:span>≤1000</text:p>
        </text:list-item>
        <text:list-item>
          <text:p text:style-name="P11"><draw:frame draw:style-name="fr1" draw:name="Quadro7" text:anchor-type="char" svg:width="0.041cm" draw:z-index="6"><draw:text-box fo:min-height="0.041cm"><text:p text:style-name="P5">1≤�,�≤105</text:p></draw:text-box></draw:frame>1≤<text:span text:style-name="T3">N</text:span>,<text:span text:style-name="T3">M</text:span>≤10<text:span text:style-name="T2">5</text:span></text:p>
        </text:list-item>
      </text:list>
      <text:h text:style-name="P2" text:outline-level="3">Sample 1:</text:h>
      <text:p text:style-name="P9">Input</text:p>
      <text:p text:style-name="P9">Output</text:p>
      <text:p text:style-name="P3">4</text:p>
      <text:p text:style-name="P4">5 3</text:p>
      <text:p text:style-name="P4">5 7</text:p>
      <text:p text:style-name="P4">4 1</text:p>
      <text:p text:style-name="P4">8 8</text:p>
      <text:p text:style-name="P3">2</text:p>
      <text:p text:style-name="P4">0</text:p>
      <text:p text:style-name="P4">3</text:p>
      <text:p text:style-name="P4">0</text:p>
      <text:h text:style-name="P2" text:outline-level="3">Explanation:</text:h>
      <text:p text:style-name="P12"><text:span text:style-name="Strong_20_Emphasis"><text:span text:style-name="T13">Test case </text:span></text:span><draw:frame draw:style-name="fr1" draw:name="Quadro8" text:anchor-type="char" svg:width="0.041cm" draw:z-index="7"><draw:text-box fo:min-height="0.041cm"><text:p text:style-name="P5">1</text:p></draw:text-box></draw:frame><text:span text:style-name="Strong_20_Emphasis"><text:span text:style-name="T14">1</text:span></text:span><text:span text:style-name="Strong_20_Emphasis"><text:span text:style-name="T13">:</text:span></text:span><text:span text:style-name="T15"> There are </text:span><draw:frame draw:style-name="fr1" draw:name="Quadro9" text:anchor-type="char" svg:width="0.041cm" draw:z-index="8"><draw:text-box fo:min-height="0.041cm"><text:p text:style-name="P5">5</text:p></draw:text-box></draw:frame><text:span text:style-name="T14">5</text:span><text:span text:style-name="T15"> students who want to go, and only </text:span><draw:frame draw:style-name="fr1" draw:name="Quadro10" text:anchor-type="char" svg:width="0.041cm" draw:z-index="9"><draw:text-box fo:min-height="0.041cm"><text:p text:style-name="P5">3</text:p></draw:text-box></draw:frame><text:span text:style-name="T14">3</text:span><text:span text:style-name="T15"> tickets are available. Hence </text:span><draw:frame draw:style-name="fr1" draw:name="Quadro11" text:anchor-type="char" svg:width="0.041cm" draw:z-index="10"><draw:text-box fo:min-height="0.041cm"><text:p text:style-name="P5">2</text:p></draw:text-box></draw:frame><text:span text:style-name="T14">2</text:span><text:span text:style-name="T15"> students won't be able to get tickets.</text:span></text:p>
      <text:p text:style-name="P12"><text:span text:style-name="Strong_20_Emphasis"><text:span text:style-name="T13">Test case </text:span></text:span><draw:frame draw:style-name="fr1" draw:name="Quadro12" text:anchor-type="char" svg:width="0.041cm" draw:z-index="11"><draw:text-box fo:min-height="0.041cm"><text:p text:style-name="P5">2</text:p></draw:text-box></draw:frame><text:span text:style-name="Strong_20_Emphasis"><text:span text:style-name="T14">2</text:span></text:span><text:span text:style-name="Strong_20_Emphasis"><text:span text:style-name="T13">:</text:span></text:span><text:span text:style-name="T15"> There are </text:span><draw:frame draw:style-name="fr1" draw:name="Quadro13" text:anchor-type="char" svg:width="0.041cm" draw:z-index="12"><draw:text-box fo:min-height="0.041cm"><text:p text:style-name="P5">5</text:p></draw:text-box></draw:frame><text:span text:style-name="T14">5</text:span><text:span text:style-name="T15"> students who want to go, and </text:span><draw:frame draw:style-name="fr1" draw:name="Quadro14" text:anchor-type="char" svg:width="0.041cm" draw:z-index="13"><draw:text-box fo:min-height="0.041cm"><text:p text:style-name="P5">7</text:p></draw:text-box></draw:frame><text:span text:style-name="T14">7</text:span><text:span text:style-name="T15"> tickets are available. So, every one of them will get the tickets.</text:span></text:p>
      <text:p text:style-name="P12"><text:span text:style-name="Strong_20_Emphasis"><text:span text:style-name="T13">Test case </text:span></text:span><draw:frame draw:style-name="fr1" draw:name="Quadro15" text:anchor-type="char" svg:width="0.041cm" draw:z-index="14"><draw:text-box fo:min-height="0.041cm"><text:p text:style-name="P5">3</text:p></draw:text-box></draw:frame><text:span text:style-name="Strong_20_Emphasis"><text:span text:style-name="T14">3</text:span></text:span><text:span text:style-name="Strong_20_Emphasis"><text:span text:style-name="T13">:</text:span></text:span><text:span text:style-name="T15"> There are </text:span><draw:frame draw:style-name="fr1" draw:name="Quadro16" text:anchor-type="char" svg:width="0.041cm" draw:z-index="15"><draw:text-box fo:min-height="0.041cm"><text:p text:style-name="P5">4</text:p></draw:text-box></draw:frame><text:span text:style-name="T14">4</text:span><text:span text:style-name="T15"> students who want to go, and only </text:span><draw:frame draw:style-name="fr1" draw:name="Quadro17" text:anchor-type="char" svg:width="0.041cm" draw:z-index="16"><draw:text-box fo:min-height="0.041cm"><text:p text:style-name="P5">1</text:p></draw:text-box></draw:frame><text:span text:style-name="T14">1</text:span><text:span text:style-name="T15"> ticket is available. Hence </text:span><draw:frame draw:style-name="fr1" draw:name="Quadro18" text:anchor-type="char" svg:width="0.041cm" draw:z-index="17"><draw:text-box fo:min-height="0.041cm"><text:p text:style-name="P5">3</text:p></draw:text-box></draw:frame><text:span text:style-name="T14">3</text:span><text:span text:style-name="T15"> students won't be able to get tickets.</text:span></text:p>
      <text:p text:style-name="P12"><text:span text:style-name="Strong_20_Emphasis"><text:span text:style-name="T13">Test case </text:span></text:span><draw:frame draw:style-name="fr1" draw:name="Quadro19" text:anchor-type="char" svg:width="0.041cm" draw:z-index="18"><draw:text-box fo:min-height="0.041cm"><text:p text:style-name="P5">4</text:p></draw:text-box></draw:frame><text:span text:style-name="Strong_20_Emphasis"><text:span text:style-name="T14">4</text:span></text:span><text:span text:style-name="Strong_20_Emphasis"><text:span text:style-name="T13">:</text:span></text:span><text:span text:style-name="T15"> There are </text:span><draw:frame draw:style-name="fr1" draw:name="Quadro20" text:anchor-type="char" svg:width="0.041cm" draw:z-index="19"><draw:text-box fo:min-height="0.041cm"><text:p text:style-name="P5">8</text:p></draw:text-box></draw:frame><text:span text:style-name="T14">8</text:span><text:span text:style-name="T15"> students who want to go, and </text:span><draw:frame draw:style-name="fr1" draw:name="Quadro21" text:anchor-type="char" svg:width="0.041cm" draw:z-index="20"><draw:text-box fo:min-height="0.041cm"><text:p text:style-name="P5">8</text:p></draw:text-box></draw:frame><text:span text:style-name="T14">8</text:span><text:span text:style-name="T15"> tickets are available. So, every one of them will get the tickets.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2T08:27:59.514000000</dc:date>
    <meta:editing-duration>PT44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1" meta:word-count="258" meta:character-count="1222" meta:non-whitespace-character-count="1017"/>
  </office:meta>
</office:document-meta>
</file>